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ZAÑEDO CABRERA, MARYOLY FRANCHESC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583613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NUC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725642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ZAÑEDO CABRERA, MARYOLY FRANCHESC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583613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CABRERA ESCALANTE, SILVI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0604401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SI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15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15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15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7/07/2021</text:p>
          </table:table-cell>
          <table:table-cell table:style-name="Tabla2.A3" office:value-type="string">
            <text:p text:style-name="P16">48518210</text:p>
          </table:table-cell>
          <table:table-cell table:style-name="Tabla2.D3" office:value-type="string">
            <text:p text:style-name="P17">215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7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9T15:30:35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